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13cm"/>
    </style:style>
    <style:style style:name="co2" style:family="table-column">
      <style:table-column-properties fo:break-before="auto" style:column-width="3.083cm"/>
    </style:style>
    <style:style style:name="co3" style:family="table-column">
      <style:table-column-properties fo:break-before="auto" style:column-width="0.958cm"/>
    </style:style>
    <style:style style:name="co4" style:family="table-column">
      <style:table-column-properties fo:break-before="auto" style:column-width="1.655cm"/>
    </style:style>
    <style:style style:name="ro1" style:family="table-row">
      <style:table-row-properties style:row-height="0.863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color="#2a6099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gr1" style:family="graphic" style:parent-style-name="Default">
      <style:graphic-properties draw:fill-color="#81d41a" draw:textarea-horizontal-align="justify" draw:textarea-vertical-align="middle" draw:auto-grow-height="false" fo:min-height="0.703cm" fo:min-width="1.949cm" loext:decorative="false"/>
      <style:paragraph-properties style:writing-mode="lr-tb" fo:text-align="center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gr2" style:family="graphic" style:parent-style-name="Default">
      <style:graphic-properties draw:textarea-horizontal-align="justify" draw:textarea-vertical-align="middle" draw:auto-grow-height="false" fo:min-height="0.703cm" fo:min-width="0.956cm" loext:decorative="false"/>
      <style:paragraph-properties style:writing-mode="lr-tb" fo:text-align="center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gr3" style:family="graphic" style:parent-style-name="Default">
      <style:graphic-properties draw:textarea-horizontal-align="justify" draw:textarea-vertical-align="middle" draw:auto-grow-height="false" fo:min-height="0.703cm" fo:min-width="7.312cm" loext:decorative="false"/>
      <style:paragraph-properties style:writing-mode="lr-tb" fo:text-align="center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gr4" style:family="graphic" style:parent-style-name="Default">
      <style:graphic-properties draw:fill-color="#81d41a" draw:textarea-horizontal-align="justify" draw:textarea-vertical-align="middle" draw:auto-grow-height="false" fo:min-height="0.703cm" fo:min-width="3.831cm" loext:decorative="false"/>
      <style:paragraph-properties style:writing-mode="lr-tb" fo:text-align="center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gr5" style:family="graphic" style:parent-style-name="Default">
      <style:graphic-properties draw:textarea-horizontal-align="justify" draw:textarea-vertical-align="middle" draw:auto-grow-height="false" fo:min-height="0.703cm" fo:min-width="8.62cm" loext:decorative="false"/>
      <style:paragraph-properties style:writing-mode="lr-tb" fo:text-align="center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gr6" style:family="graphic" style:parent-style-name="Default">
      <style:graphic-properties draw:textarea-horizontal-align="justify" draw:textarea-vertical-align="middle" draw:auto-grow-height="false" fo:min-height="0.703cm" fo:min-width="5.732cm" loext:decorative="false"/>
      <style:paragraph-properties style:writing-mode="lr-tb" fo:text-align="center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gr7" style:family="graphic" style:parent-style-name="Default">
      <style:graphic-properties draw:textarea-horizontal-align="justify" draw:textarea-vertical-align="middle" draw:auto-grow-height="false" fo:min-height="0.703cm" fo:min-width="2.872cm" loext:decorative="false"/>
      <style:paragraph-properties style:writing-mode="lr-tb" fo:text-align="center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gr8" style:family="graphic" style:parent-style-name="Default">
      <style:graphic-properties draw:textarea-horizontal-align="justify" draw:textarea-vertical-align="middle" draw:auto-grow-height="false" fo:min-height="0.703cm" fo:min-width="0.993cm" loext:decorative="false"/>
      <style:paragraph-properties style:writing-mode="lr-tb" fo:text-align="center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gr9" style:family="graphic" style:parent-style-name="Default">
      <style:graphic-properties draw:stroke="solid" svg:stroke-width="0.081cm" svg:stroke-color="#ff8000" draw:marker-start="" draw:marker-start-width="0.321cm" draw:marker-start-center="false" draw:marker-end="Стили_20_стрелок_20_1" draw:marker-end-width="0.421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0" style:family="graphic" style:parent-style-name="Default">
      <style:graphic-properties draw:stroke="solid" svg:stroke-width="0.081cm" svg:stroke-color="#ff8000" draw:marker-start="" draw:marker-start-width="0.321cm" draw:marker-start-center="false" draw:marker-end="Стили_20_стрелок_20_1" draw:marker-end-width="0.421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1" style:family="graphic" style:parent-style-name="Default">
      <style:graphic-properties draw:fill-color="#81d41a" draw:textarea-horizontal-align="justify" draw:textarea-vertical-align="middle" draw:auto-grow-height="false" fo:min-height="0.703cm" fo:min-width="0.957cm" loext:decorative="false"/>
      <style:paragraph-properties style:writing-mode="lr-tb" fo:text-align="center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gr12" style:family="graphic" style:parent-style-name="Default">
      <style:graphic-properties draw:textarea-horizontal-align="justify" draw:textarea-vertical-align="middle" draw:auto-grow-height="false" fo:min-height="0.703cm" fo:min-width="7.175cm" loext:decorative="false"/>
      <style:paragraph-properties style:writing-mode="lr-tb" fo:text-align="center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gr13" style:family="graphic" style:parent-style-name="Default">
      <style:graphic-properties draw:stroke="solid" svg:stroke-width="0.081cm" svg:stroke-color="#ff8000" draw:marker-start="" draw:marker-start-width="0.321cm" draw:marker-start-center="false" draw:marker-end="Стили_20_стрелок_20_1" draw:marker-end-width="0.421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4" style:family="graphic" style:parent-style-name="Default">
      <style:graphic-properties draw:stroke="solid" svg:stroke-width="0.081cm" svg:stroke-color="#ff8000" draw:marker-start="" draw:marker-start-width="0.321cm" draw:marker-start-center="false" draw:marker-end="Стили_20_стрелок_20_1" draw:marker-end-width="0.421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5" style:family="graphic" style:parent-style-name="Default">
      <style:graphic-properties draw:stroke="solid" svg:stroke-width="0.081cm" svg:stroke-color="#ff8000" draw:marker-start="" draw:marker-start-width="0.321cm" draw:marker-start-center="false" draw:marker-end="Стили_20_стрелок_20_1" draw:marker-end-width="0.421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6" style:family="graphic" style:parent-style-name="Default">
      <style:graphic-properties draw:stroke="solid" svg:stroke-width="0.081cm" svg:stroke-color="#ff8000" draw:marker-start="" draw:marker-start-width="0.321cm" draw:marker-start-center="false" draw:marker-end="Стили_20_стрелок_20_1" draw:marker-end-width="0.421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7" style:family="graphic" style:parent-style-name="Default">
      <style:graphic-properties draw:fill-color="#81d41a" draw:textarea-horizontal-align="justify" draw:textarea-vertical-align="middle" draw:auto-grow-height="false" fo:min-height="0.703cm" fo:min-width="1.055cm" loext:decorative="false"/>
      <style:paragraph-properties style:writing-mode="lr-tb" fo:text-align="center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gr18" style:family="graphic" style:parent-style-name="Default">
      <style:graphic-properties draw:textarea-horizontal-align="justify" draw:textarea-vertical-align="middle" draw:auto-grow-height="false" fo:min-height="0.703cm" fo:min-width="7.661cm" loext:decorative="false"/>
      <style:paragraph-properties style:writing-mode="lr-tb" fo:text-align="center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gr19" style:family="graphic" style:parent-style-name="Default">
      <style:graphic-properties draw:stroke="solid" svg:stroke-width="0.081cm" svg:stroke-color="#ff8000" draw:marker-start="" draw:marker-start-width="0.321cm" draw:marker-start-center="false" draw:marker-end="Стили_20_стрелок_20_1" draw:marker-end-width="0.421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0" style:family="graphic" style:parent-style-name="Default">
      <style:graphic-properties draw:stroke="solid" svg:stroke-width="0.081cm" svg:stroke-color="#ff8000" draw:marker-start="" draw:marker-start-width="0.321cm" draw:marker-start-center="false" draw:marker-end="Стили_20_стрелок_20_1" draw:marker-end-width="0.421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1" style:family="graphic" style:parent-style-name="Default">
      <style:graphic-properties draw:stroke="solid" svg:stroke-width="0.081cm" svg:stroke-color="#ff8000" draw:marker-start="" draw:marker-start-width="0.321cm" draw:marker-start-center="false" draw:marker-end="Стили_20_стрелок_20_1" draw:marker-end-width="0.421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2" style:family="graphic" style:parent-style-name="Default">
      <style:graphic-properties draw:stroke="solid" svg:stroke-width="0.081cm" svg:stroke-color="#ff8000" draw:marker-start="" draw:marker-start-width="0.321cm" draw:marker-start-center="false" draw:marker-end="Стили_20_стрелок_20_1" draw:marker-end-width="0.421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3" style:family="graphic" style:parent-style-name="Default">
      <style:graphic-properties draw:stroke="solid" svg:stroke-width="0.081cm" svg:stroke-color="#ff8000" draw:marker-start="" draw:marker-start-width="0.321cm" draw:marker-start-center="false" draw:marker-end="Стили_20_стрелок_20_1" draw:marker-end-width="0.421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4" style:family="graphic" style:parent-style-name="Default">
      <style:graphic-properties draw:stroke="solid" svg:stroke-width="0.081cm" svg:stroke-color="#ff8000" draw:marker-start="" draw:marker-start-width="0.321cm" draw:marker-start-center="false" draw:marker-end="Стили_20_стрелок_20_1" draw:marker-end-width="0.421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5" style:family="graphic" style:parent-style-name="Default">
      <style:graphic-properties draw:stroke="solid" svg:stroke-width="0.081cm" svg:stroke-color="#ff8000" draw:marker-start="" draw:marker-start-width="0.321cm" draw:marker-start-center="false" draw:marker-end="Стили_20_стрелок_20_1" draw:marker-end-width="0.421cm" draw:marker-end-center="false" draw:fill="none" draw:fill-color="#729fcf" draw:textarea-horizontal-align="justify" draw:textarea-vertical-align="middle" fo:padding-top="0.165cm" fo:padding-bottom="0.165cm" fo:padding-left="0.29cm" fo:padding-right="0.29cm" fo:wrap-option="wrap" draw:shadow="hidden" draw:shadow-offset-x="0.2cm" draw:shadow-offset-y="0.2cm" draw:shadow-color="#808080" loext:decorative="fals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</style:style>
    <style:style style:name="P2" style:family="paragraph">
      <loext:graphic-properties draw:fill-color="#81d41a"/>
      <style:paragraph-properties fo:text-align="center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center"/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81d41a"/>
      <style:paragraph-properties fo:text-align="center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shapes>
          <draw:custom-shape draw:z-index="0" draw:name="Фигура 1" draw:style-name="gr1" draw:text-style-name="P2" xml:id="id6" draw:id="id6" svg:width="1.949cm" svg:height="0.703cm" svg:x="9.25cm" svg:y="0.85cm">
            <text:p text:style-name="P1"><text:span text:style-name="T1">111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86" table:default-cell-style-name="ce4"/>
        <table:table-column table:style-name="co4" table:number-columns-repeated="16295"/>
        <table:table-row table:style-name="ro1">
          <table:table-cell office:value-type="string" calcext:value-type="string">
            <text:p>ID процесса B</text:p>
          </table:table-cell>
          <table:table-cell office:value-type="string" calcext:value-type="string">
            <text:p>Время выполнения процесса B (мс)</text:p>
          </table:table-cell>
          <table:table-cell office:value-type="string" calcext:value-type="string">
            <text:p>ID процессов 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style-name="ce1" table:number-columns-repeated="16295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2" office:value-type="float" office:value="204" calcext:value-type="float">
            <text:p>20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3"/>
          <table:table-cell>
            <draw:custom-shape draw:z-index="7" draw:name="Фигура 5" draw:style-name="gr2" draw:text-style-name="P4" xml:id="id3" draw:id="id3" svg:width="0.956cm" svg:height="0.703cm" svg:x="0.195cm" svg:y="0.001cm">
              <text:p text:style-name="P3"><text:span text:style-name="T2">245</text:span></text:p>
              <draw:enhanced-geometry svg:viewBox="0 0 21600 21600" draw:type="rectangle" draw:enhanced-path="M 0 0 L 21600 0 21600 21600 0 21600 0 0 Z N"/>
            </draw:custom-shape>
          </table:table-cell>
          <table:table-cell>
            <draw:custom-shape draw:z-index="9" draw:name="Фигура 7" draw:style-name="gr3" draw:text-style-name="P6" xml:id="id4" draw:id="id4" svg:width="7.312cm" svg:height="0.703cm" svg:x="0.252cm" svg:y="0.001cm">
              <text:p text:style-name="P5">497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71"/>
          <table:table-cell table:style-name="ce1" table:number-columns-repeated="16295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" office:value-type="float" office:value="406" calcext:value-type="float">
            <text:p>406</text:p>
          </table:table-cell>
          <table:table-cell table:style-name="ce3" office:value-type="float" office:value="0" calcext:value-type="float">
            <text:p>0</text:p>
          </table:table-cell>
          <table:table-cell>
            <draw:custom-shape draw:z-index="1" draw:name="Фигура 2" draw:style-name="gr4" draw:text-style-name="P2" xml:id="id1" draw:id="id1" svg:width="3.831cm" svg:height="0.703cm" svg:x="0.038cm" svg:y="0.001cm">
              <text:p text:style-name="P5">122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  <table:table-cell>
            <draw:custom-shape draw:z-index="5" draw:name="Фигура 3" draw:style-name="gr5" draw:text-style-name="P6" xml:id="id2" draw:id="id2" svg:width="8.62cm" svg:height="0.703cm" svg:x="0.128cm" svg:y="0.001cm">
              <text:p text:style-name="P5">233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8"/>
          <table:table-cell>
            <draw:custom-shape draw:z-index="6" draw:name="Фигура 4" draw:style-name="gr6" draw:text-style-name="P6" xml:id="id7" draw:id="id7" svg:width="5.732cm" svg:height="0.703cm" svg:x="0.195cm" svg:y="0.001cm">
              <text:p text:style-name="P5">234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5"/>
          <table:table-cell>
            <draw:custom-shape draw:z-index="8" draw:name="Фигура 6" draw:style-name="gr7" draw:text-style-name="P6" xml:id="id8" draw:id="id8" svg:width="2.872cm" svg:height="0.703cm" svg:x="0.255cm" svg:y="0.001cm">
              <text:p text:style-name="P5">376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2"/>
          <table:table-cell>
            <draw:custom-shape draw:z-index="10" draw:name="Фигура 8" draw:style-name="gr8" draw:text-style-name="P4" xml:id="id5" draw:id="id5" svg:width="0.993cm" svg:height="0.703cm" svg:x="0.297cm" svg:y="0.001cm">
              <text:p text:style-name="P3"><text:span text:style-name="T2">498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63"/>
          <table:table-cell table:style-name="ce1" table:number-columns-repeated="16295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2" office:value-type="float" office:value="908" calcext:value-type="float">
            <text:p>908</text:p>
          </table:table-cell>
          <table:table-cell table:style-name="ce3" office:value-type="string" calcext:value-type="string">
            <text:p>111; 122</text:p>
          </table:table-cell>
          <table:table-cell table:number-columns-repeated="2"/>
          <table:table-cell>
            <draw:connector draw:z-index="13" draw:style-name="gr9" draw:text-style-name="P7" draw:type="line" svg:x1="0.033cm" svg:y1="0cm" svg:x2="2.053cm" svg:y2="1.968cm" svg:d="M9258 2588l2020 1968" svg:viewBox="0 0 2021 1969">
              <text:p/>
            </draw:connector>
          </table:table-cell>
          <table:table-cell/>
          <table:table-cell>
            <draw:connector draw:z-index="14" draw:style-name="gr10" draw:text-style-name="P7" draw:type="line" svg:x1="0.038cm" svg:y1="-0.511cm" svg:x2="0.128cm" svg:y2="-0.511cm" draw:start-shape="id1" draw:start-glue-point="1" draw:end-shape="id2" draw:end-glue-point="3" svg:d="M11179 2077h90" svg:viewBox="0 0 91 1">
              <text:p/>
            </draw:connector>
          </table:table-cell>
          <table:table-cell table:number-columns-repeated="8"/>
          <table:table-cell>
            <draw:custom-shape draw:z-index="2" draw:name="Фигура 9" draw:style-name="gr11" draw:text-style-name="P8" xml:id="id9" draw:id="id9" svg:width="0.957cm" svg:height="0.703cm" svg:x="0.186cm" svg:y="0.025cm">
              <text:p text:style-name="P3"><text:span text:style-name="T2">579</text:span></text:p>
              <draw:enhanced-geometry svg:viewBox="0 0 21600 21600" draw:type="rectangle" draw:enhanced-path="M 0 0 L 21600 0 21600 21600 0 21600 0 0 Z N"/>
            </draw:custom-shape>
          </table:table-cell>
          <table:table-cell>
            <draw:custom-shape draw:z-index="11" draw:name="Фигура 11" draw:style-name="gr12" draw:text-style-name="P6" xml:id="id10" draw:id="id10" svg:width="7.175cm" svg:height="0.703cm" svg:x="0.245cm" svg:y="0.025cm">
              <text:p text:style-name="P5">801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onnector draw:z-index="19" draw:style-name="gr13" draw:text-style-name="P7" draw:type="line" svg:x1="-1.722cm" svg:y1="-1.373cm" svg:x2="-1.663cm" svg:y2="-1.373cm" draw:start-shape="id3" draw:start-glue-point="1" draw:end-shape="id4" draw:end-glue-point="3" svg:d="M20912 1215h59" svg:viewBox="0 0 60 1">
              <text:p/>
            </draw:connector>
          </table:table-cell>
          <table:table-cell table:number-columns-repeated="5"/>
          <table:table-cell>
            <draw:connector draw:z-index="20" draw:style-name="gr14" draw:text-style-name="P7" draw:type="line" svg:x1="-0.098cm" svg:y1="-1.373cm" svg:x2="0.297cm" svg:y2="-0.511cm" draw:start-shape="id4" draw:start-glue-point="1" draw:end-shape="id5" draw:end-glue-point="3" svg:d="M28283 1215l395 862" svg:viewBox="0 0 396 863">
              <text:p/>
            </draw:connector>
          </table:table-cell>
          <table:table-cell table:number-columns-repeated="63"/>
          <table:table-cell table:style-name="ce1" table:number-columns-repeated="16295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2" office:value-type="float" office:value="607" calcext:value-type="float">
            <text:p>607</text:p>
          </table:table-cell>
          <table:table-cell table:style-name="ce3" office:value-type="float" office:value="233" calcext:value-type="float">
            <text:p>233</text:p>
          </table:table-cell>
          <table:table-cell table:number-columns-repeated="6"/>
          <table:table-cell>
            <draw:connector draw:z-index="15" draw:style-name="gr15" draw:text-style-name="P7" draw:type="line" svg:x1="-1.857cm" svg:y1="-2.249cm" svg:x2="-1.787cm" svg:y2="-1.373cm" draw:start-shape="id6" draw:end-shape="id2" draw:end-glue-point="3" svg:d="M11199 1201l70 876" svg:viewBox="0 0 71 877">
              <text:p/>
            </draw:connector>
          </table:table-cell>
          <table:table-cell table:number-columns-repeated="5"/>
          <table:table-cell>
            <draw:connector draw:z-index="17" draw:style-name="gr16" draw:text-style-name="P7" draw:type="line" svg:x1="1.086cm" svg:y1="-1.373cm" svg:x2="1.153cm" svg:y2="-1.373cm" draw:start-shape="id2" draw:start-glue-point="1" draw:end-shape="id7" draw:end-glue-point="3" svg:d="M19889 2077h67" svg:viewBox="0 0 68 1">
              <text:p/>
            </draw:connector>
          </table:table-cell>
          <table:table-cell>
            <draw:custom-shape draw:z-index="3" draw:name="Фигура 10" draw:style-name="gr17" draw:text-style-name="P8" xml:id="id11" draw:id="id11" svg:width="1.055cm" svg:height="0.703cm" svg:x="0.1cm" svg:y="0.025cm">
              <text:p text:style-name="P3"><text:span text:style-name="T2">700</text:span></text:p>
              <draw:enhanced-geometry svg:viewBox="0 0 21600 21600" draw:type="rectangle" draw:enhanced-path="M 0 0 L 21600 0 21600 21600 0 21600 0 0 Z N"/>
            </draw:custom-shape>
          </table:table-cell>
          <table:table-cell>
            <draw:custom-shape draw:z-index="12" draw:name="Фигура 12" draw:style-name="gr18" draw:text-style-name="P6" xml:id="id12" draw:id="id12" svg:width="7.661cm" svg:height="0.703cm" svg:x="0.245cm" svg:y="0.025cm">
              <text:p text:style-name="P5">972</text:p>
              <draw:enhanced-geometry svg:viewBox="0 0 21600 21600" draw:type="rectangle" draw:enhanced-path="M 0 0 L 21600 0 21600 21600 0 21600 0 0 Z N"/>
            </draw:custom-shape>
            <draw:connector draw:z-index="16" draw:style-name="gr19" draw:text-style-name="P7" draw:type="line" svg:x1="-0.83cm" svg:y1="-1.373cm" svg:x2="-0.763cm" svg:y2="-2.235cm" draw:start-shape="id2" draw:start-glue-point="1" draw:end-shape="id3" draw:end-glue-point="3" svg:d="M19889 2077l67-862" svg:viewBox="0 0 68 863">
              <text:p/>
            </draw:connector>
          </table:table-cell>
          <table:table-cell table:number-columns-repeated="3"/>
          <table:table-cell>
            <draw:connector draw:z-index="18" draw:style-name="gr20" draw:text-style-name="P7" draw:type="line" svg:x1="1.138cm" svg:y1="-1.373cm" svg:x2="1.213cm" svg:y2="-1.373cm" draw:start-shape="id7" draw:start-glue-point="1" draw:end-shape="id8" draw:end-glue-point="3" svg:d="M25688 2077h75" svg:viewBox="0 0 76 1">
              <text:p/>
            </draw:connector>
          </table:table-cell>
          <table:table-cell table:number-columns-repeated="4"/>
          <table:table-cell>
            <draw:connector draw:z-index="21" draw:style-name="gr21" draw:text-style-name="P7" draw:type="line" svg:x1="-0.704cm" svg:y1="-1.373cm" svg:x2="-0.661cm" svg:y2="-1.373cm" draw:start-shape="id8" draw:start-glue-point="1" draw:end-shape="id5" draw:end-glue-point="3" svg:d="M28635 2077h43" svg:viewBox="0 0 44 1">
              <text:p/>
            </draw:connector>
          </table:table-cell>
          <table:table-cell table:number-columns-repeated="62"/>
          <table:table-cell table:style-name="ce1" table:number-columns-repeated="16295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2" office:value-type="float" office:value="104" calcext:value-type="float">
            <text:p>104</text:p>
          </table:table-cell>
          <table:table-cell table:style-name="ce3" office:value-type="float" office:value="233" calcext:value-type="float">
            <text:p>233</text:p>
          </table:table-cell>
          <table:table-cell table:number-columns-repeated="86"/>
          <table:table-cell table:style-name="ce1" table:number-columns-repeated="16295"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2" office:value-type="float" office:value="303" calcext:value-type="float">
            <text:p>303</text:p>
          </table:table-cell>
          <table:table-cell table:style-name="ce3" office:value-type="float" office:value="234" calcext:value-type="float">
            <text:p>234</text:p>
          </table:table-cell>
          <table:table-cell table:number-columns-repeated="86"/>
          <table:table-cell table:style-name="ce1" table:number-columns-repeated="16295"/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2" office:value-type="float" office:value="777" calcext:value-type="float">
            <text:p>777</text:p>
          </table:table-cell>
          <table:table-cell table:style-name="ce3" office:value-type="float" office:value="245" calcext:value-type="float">
            <text:p>245</text:p>
          </table:table-cell>
          <table:table-cell table:number-columns-repeated="86"/>
          <table:table-cell table:style-name="ce1" table:number-columns-repeated="16295"/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2" office:value-type="float" office:value="102" calcext:value-type="float">
            <text:p>102</text:p>
          </table:table-cell>
          <table:table-cell table:style-name="ce3" office:value-type="string" calcext:value-type="string">
            <text:p>376; 497</text:p>
          </table:table-cell>
          <table:table-cell table:number-columns-repeated="12"/>
          <table:table-cell>
            <draw:connector draw:z-index="4" draw:style-name="gr22" draw:text-style-name="P7" draw:type="line" svg:x1="0cm" svg:y1="0cm" svg:x2="2.02cm" svg:y2="1.968cm" svg:d="M18803 6900l2020 1968" svg:viewBox="0 0 2021 1969">
              <text:p/>
            </draw:connector>
          </table:table-cell>
          <table:table-cell table:number-columns-repeated="73"/>
          <table:table-cell table:style-name="ce1" table:number-columns-repeated="16295"/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2" office:value-type="float" office:value="107" calcext:value-type="float">
            <text:p>10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86"/>
          <table:table-cell table:style-name="ce1" table:number-columns-repeated="16295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2" office:value-type="float" office:value="108" calcext:value-type="float">
            <text:p>10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86"/>
          <table:table-cell table:style-name="ce1" table:number-columns-repeated="16295"/>
        </table:table-row>
        <table:table-row table:style-name="ro1">
          <table:table-cell office:value-type="float" office:value="801" calcext:value-type="float">
            <text:p>801</text:p>
          </table:table-cell>
          <table:table-cell table:style-name="ce2" office:value-type="float" office:value="755" calcext:value-type="float">
            <text:p>755</text:p>
          </table:table-cell>
          <table:table-cell table:style-name="ce3" office:value-type="string" calcext:value-type="string">
            <text:p>579; 700</text:p>
          </table:table-cell>
          <table:table-cell table:number-columns-repeated="2"/>
          <table:table-cell office:value-type="string" calcext:value-type="string">
            <text:p>Ответ: 862</text:p>
          </table:table-cell>
          <table:table-cell table:number-columns-repeated="83"/>
          <table:table-cell table:style-name="ce1" table:number-columns-repeated="16295"/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ce2" office:value-type="float" office:value="812" calcext:value-type="float">
            <text:p>812</text:p>
          </table:table-cell>
          <table:table-cell table:style-name="ce3" office:value-type="float" office:value="700" calcext:value-type="float">
            <text:p>700</text:p>
          </table:table-cell>
          <table:table-cell table:number-columns-repeated="2"/>
          <table:table-cell>
            <draw:connector draw:z-index="22" draw:style-name="gr23" draw:text-style-name="P7" draw:type="line" svg:x1="11.679cm" svg:y1="-7.387cm" svg:x2="11.739cm" svg:y2="-7.387cm" draw:start-shape="id9" draw:start-glue-point="1" draw:end-shape="id10" draw:end-glue-point="3" svg:d="M20904 2964h60" svg:viewBox="0 0 61 1">
              <text:p/>
            </draw:connector>
          </table:table-cell>
          <table:table-cell table:number-columns-repeated="83"/>
          <table:table-cell table:style-name="ce1" table:number-columns-repeated="16295"/>
        </table:table-row>
        <table:table-row table:style-name="ro1">
          <table:table-cell table:number-columns-repeated="7"/>
          <table:table-cell>
            <draw:connector draw:z-index="24" draw:style-name="gr24" draw:text-style-name="P7" draw:type="line" svg:x1="9.775cm" svg:y1="-7.387cm" svg:x2="9.823cm" svg:y2="-7.387cm" draw:start-shape="id11" draw:start-glue-point="1" draw:end-shape="id12" draw:end-glue-point="3" svg:d="M20916 3826h48" svg:viewBox="0 0 49 1">
              <text:p/>
            </draw:connector>
          </table:table-cell>
          <table:table-cell/>
          <table:table-cell>
            <draw:connector draw:z-index="23" draw:style-name="gr25" draw:text-style-name="P7" draw:type="line" svg:x1="7.86cm" svg:y1="-7.387cm" svg:x2="7.908cm" svg:y2="-8.249cm" draw:start-shape="id11" draw:start-glue-point="1" draw:end-shape="id10" draw:end-glue-point="3" svg:d="M20916 3826l48-862" svg:viewBox="0 0 49 863">
              <text:p/>
            </draw:connector>
          </table:table-cell>
          <table:table-cell table:number-columns-repeated="79"/>
          <table:table-cell table:style-name="ce1" table:number-columns-repeated="16295"/>
        </table:table-row>
        <table:table-row table:style-name="ro1" table:number-rows-repeated="1048561">
          <table:table-cell table:number-columns-repeated="89"/>
          <table:table-cell table:style-name="ce1" table:number-columns-repeated="16295"/>
        </table:table-row>
        <table:table-row table:style-name="ro1">
          <table:table-cell table:number-columns-repeated="89"/>
          <table:table-cell table:style-name="ce1" table:number-columns-repeated="1629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HP</meta:initial-creator>
    <meta:creation-date>2022-07-26T06:42:39</meta:creation-date>
    <dc:date>2025-11-17T12:00:18.556038600</dc:date>
    <meta:generator>LibreOffice/25.8.2.2$Windows_X86_64 LibreOffice_project/d401f2107ccab8f924a8e2df40f573aab7605b6f</meta:generator>
    <meta:editing-duration>PT6M11S</meta:editing-duration>
    <meta:editing-cycles>1</meta:editing-cycles>
    <meta:document-statistic meta:table-count="1" meta:cell-count="126" meta:object-count="25"/>
    <meta:user-defined meta:name="AppVersion">16.0300</meta:user-defined>
  </office:meta>
</office:document-meta>
</file>